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Standard">
      <style:text-properties officeooo:rsid="00080f22" officeooo:paragraph-rsid="00080f22"/>
    </style:style>
    <style:style style:name="P3" style:family="paragraph" style:parent-style-name="Standard">
      <style:text-properties officeooo:rsid="00080f22" officeooo:paragraph-rsid="00090f08"/>
    </style:style>
    <style:style style:name="P4" style:family="paragraph" style:parent-style-name="Standard">
      <style:text-properties officeooo:rsid="00080f22" officeooo:paragraph-rsid="0009b5f6"/>
    </style:style>
    <style:style style:name="P5" style:family="paragraph" style:parent-style-name="Standard">
      <style:text-properties officeooo:rsid="00080f22" officeooo:paragraph-rsid="000aff0f"/>
    </style:style>
    <style:style style:name="P6" style:family="paragraph" style:parent-style-name="Standard">
      <style:text-properties officeooo:paragraph-rsid="0009b5f6"/>
    </style:style>
    <style:style style:name="P7" style:family="paragraph" style:parent-style-name="Standard">
      <style:text-properties officeooo:paragraph-rsid="000aff0f"/>
    </style:style>
    <style:style style:name="P8" style:family="paragraph" style:parent-style-name="Text_20_body">
      <style:paragraph-properties fo:margin-top="0in" fo:margin-bottom="0in" style:contextual-spacing="false"/>
    </style:style>
    <style:style style:name="P9" style:family="paragraph" style:parent-style-name="Text_20_body">
      <style:text-properties officeooo:rsid="0009b5f6" officeooo:paragraph-rsid="0009b5f6"/>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2">
      <style:paragraph-properties fo:margin-top="0in" fo:margin-bottom="0in" style:contextual-spacing="false"/>
    </style:style>
    <style:style style:name="T1" style:family="text">
      <style:text-properties officeooo:rsid="00080f22"/>
    </style:style>
    <style:style style:name="T2" style:family="text">
      <style:text-properties officeooo:rsid="00090f08"/>
    </style:style>
    <style:style style:name="T3" style:family="text">
      <style:text-properties officeooo:rsid="0009b5f6"/>
    </style:style>
    <style:style style:name="T4" style:family="text">
      <style:text-properties officeooo:rsid="000aff0f"/>
    </style:style>
    <style:style style:name="T5" style:family="text">
      <style:text-properties officeooo:rsid="000b1caa"/>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e Reality of "Vibe Coding": A Rust <text:span text:style-name="T2">non-</text:span>Developer's <text:span text:style-name="T2">journey</text:span></text:h>
      <text:h text:style-name="Heading_20_2" text:outline-level="2">Introduction to the Phenomenon</text:h>
      <text:p text:style-name="Text_20_body">In February 2025, ex-OpenAI co-founder Andrej Karpathy coined the term "vibe coding" - a seemingly utopian approach where developers "fully give in to the vibes, embrace exponentials, and forget that the code even exists." This methodology has sparked controversy in developer circles, being criticized as "programming without programming knowledge." As a Rust enthusiast, I decided to put this approach to the test.</text:p>
      <text:h text:style-name="Heading_20_2" text:outline-level="2">The Promise vs. The Reality</text:h>
      <text:h text:style-name="Heading_20_3" text:outline-level="3">The Promise:</text:h>
      <text:p text:style-name="P1"><text:span text:style-name="Source_20_Text">claude.ai → Magic → Working Tool → Productivity Nirvana</text:span></text:p>
      <text:h text:style-name="Heading_20_3" text:outline-level="3">The Reality:</text:h>
      <text:p text:style-name="Preformatted_20_Text"><text:span text:style-name="Source_20_Text">fn actual_vibe_coding() -&gt; Result&lt;Tool, VibingError&gt; {</text:span></text:p>
      <text:p text:style-name="Preformatted_20_Text"><text:span text:style-name="Source_20_Text"><text:s text:c="4"/>loop {</text:span></text:p>
      <text:p text:style-name="Preformatted_20_Text"><text:span text:style-name="Source_20_Text"><text:s text:c="8"/>let prompt = craft_extremely_precise_prompt()?;</text:span></text:p>
      <text:p text:style-name="Preformatted_20_Text"><text:span text:style-name="Source_20_Text"><text:s text:c="8"/>let generated_code = claude_ai.generate(prompt)?;</text:span></text:p>
      <text:p text:style-name="Preformatted_20_Text"><text:span text:style-name="Source_20_Text"><text:s text:c="8"/></text:span></text:p>
      <text:p text:style-name="Preformatted_20_Text"><text:span text:style-name="Source_20_Text"><text:s text:c="8"/>// Required step that vibe coding evangelists never mention</text:span></text:p>
      <text:p text:style-name="Preformatted_20_Text"><text:span text:style-name="Source_20_Text"><text:s text:c="8"/>if !human_actually_reads_code(&amp;generated_code) {</text:span></text:p>
      <text:p text:style-name="Preformatted_20_Text"><text:span text:style-name="Source_20_Text"><text:s text:c="12"/>return Err(VibingError::UnreviewedCodeDisaster);</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match fix_inevitable_mistakes(&amp;generated_code) {</text:span></text:p>
      <text:p text:style-name="Preformatted_20_Text"><text:span text:style-name="Source_20_Text"><text:s text:c="12"/>Ok(fixed_code) =&gt; {</text:span></text:p>
      <text:p text:style-name="Preformatted_20_Text"><text:span text:style-name="Source_20_Text"><text:s text:c="16"/>if test_on_sample_data(&amp;fixed_code).is_ok() {</text:span></text:p>
      <text:p text:style-name="Preformatted_20_Text"><text:span text:style-name="Source_20_Text"><text:s text:c="20"/>return Ok(fixed_code);</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12"/>Err(_) =&gt; continue, // Back to square one</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h text:style-name="Heading_20_2" text:outline-level="2">The 8-Step "Vibe Coding" Protocol</text:h>
      <text:list xml:id="list3794884423" text:style-name="L1">
        <text:list-item>
          <text:p text:style-name="P10"><text:span text:style-name="Strong_20_Emphasis">Prompt Engineering</text:span>: Craft a request with the precision of a neurosurgeon (<text:span text:style-name="T2">I recommend using Rust – see in step </text:span><text:span text:style-name="T3">4</text:span>).</text:p>
        </text:list-item>
        <text:list-item>
          <text:p text:style-name="P10"><text:span text:style-name="Strong_20_Emphasis">Code Review</text:span>: Actually read the generated code. Yes, shocking, I know.</text:p>
        </text:list-item>
        <text:list-item>
          <text:p text:style-name="P10"><text:span text:style-name="Strong_20_Emphasis">Enter Panic Mode</text:span>: <text:span text:style-name="T3">Yes, you will be shocked,</text:span> the 'AI' has written spaghetti code.</text:p>
        </text:list-item>
        <text:list-item>
          <text:p text:style-name="P10"><text:soft-page-break/><text:span text:style-name="Strong_20_Emphasis">Error Correction</text:span>: Fix all <text:span text:style-name="T3">stupid mistake, as the AI tool doesn’t have any understanding what it through at you, this is where Rust is very nice becaues Rust compiler will help you a lot in memory related issues, for the rest you are on your own :D</text:span>.</text:p>
        </text:list-item>
        <text:list-item>
          <text:p text:style-name="P10"><text:span text:style-name="Strong_20_Emphasis">Testing</text:span>: Apply the shocking concept of validating functionality on sample data.</text:p>
        </text:list-item>
        <text:list-item>
          <text:p text:style-name="P10"><text:span text:style-name="Strong_20_Emphasis">Troubleshooting</text:span>: When (not if) it fails, return to step 1 with increasingly <text:span text:style-name="T3">precise</text:span> promp<text:span text:style-name="T3">ts if you can’t/don’t want to fix it yourself. This should be done at the very precise point where you have identified the issue.</text:span></text:p>
        </text:list-item>
        <text:list-item>
          <text:p text:style-name="P10"><text:span text:style-name="Strong_20_Emphasis">Perseverance</text:span>: <text:span text:style-name="T3">Loop from step 1 to 6 until you are happy with the result</text:span>.</text:p>
        </text:list-item>
        <text:list-item>
          <text:p text:style-name="P10"><text:span text:style-name="Strong_20_Emphasis">Production Caution</text:span>: Never deploy to production unless you understand every line of code - a principle that apparently needs stating in the age of "vibe coding."</text:p>
        </text:list-item>
      </text:list>
      <text:h text:style-name="Heading_20_2" text:outline-level="2">My Personal Use Case</text:h>
      <text:p text:style-name="Text_20_body">I've limited my "vibe coding" adventures to creating small utility tools that enhance my daily workflow. This approach works for me because:</text:p>
      <text:list xml:id="list790795971" text:style-name="L2">
        <text:list-item>
          <text:p text:style-name="P12">I practice what I call "Vibe QA" - a methodology built on having crystal-clear requirements </text:p>
        </text:list-item>
        <text:list-item>
          <text:p text:style-name="P12">My tools are small enough to be reviewed before implementation </text:p>
        </text:list-item>
        <text:list-item>
          <text:p text:style-name="P11">I maintain a healthy skepticism about the generated code's quality </text:p>
        </text:list-item>
      </text:list>
      <text:h text:style-name="Heading_20_2" text:outline-level="2">Tools Created This Month</text:h>
      <text:p text:style-name="P4"><text:a xlink:type="simple" xlink:href="https://github.com/Vagrantin/findinfiles" text:style-name="Internet_20_link" text:visited-style-name="Visited_20_Internet_20_Link"><text:span text:style-name="Source_20_Text">https://github.com/Vagrantin/findinfiles</text:span></text:a></text:p>
      <text:p text:style-name="P4"><text:span text:style-name="Source_20_Text"/></text:p>
      <text:p text:style-name="P4"><text:span text:style-name="Source_20_Text">A Rust utility that searches files for specific terms and automatically copies matching files to a designated directory.</text:span></text:p>
      <text:p text:style-name="P4"><text:span text:style-name="Source_20_Text"/></text:p>
      <text:p text:style-name="P6"><text:a xlink:type="simple" xlink:href="https://github.com/Vagrantin/grabpdf" text:style-name="Internet_20_link" text:visited-style-name="Visited_20_Internet_20_Link"><text:span text:style-name="Source_20_Text"><text:span text:style-name="T1">https://github.com/Vagrantin/grabpdf</text:span></text:span></text:a><text:span text:style-name="Source_20_Text"><text:span text:style-name="T1"><text:line-break/><text:line-break/></text:span></text:span><text:span text:style-name="Source_20_Text"><text:span text:style-name="T5">A </text:span></text:span><text:span text:style-name="Source_20_Text"><text:span text:style-name="T1">Rust tool to download all PDFs from a website </text:span></text:span><text:span text:style-name="Source_20_Text"><text:span text:style-name="T4">url.</text:span></text:span></text:p>
      <text:p text:style-name="P4"><text:span text:style-name="Source_20_Text"/></text:p>
      <text:p text:style-name="P5"><text:a xlink:type="simple" xlink:href="https://github.com/Vagrantin/file_merger_tool" text:style-name="Internet_20_link" text:visited-style-name="Visited_20_Internet_20_Link"><text:span text:style-name="Source_20_Text">https://github.com/Vagrantin/file_merger_tool</text:span></text:a></text:p>
      <text:p text:style-name="P5"><text:span text:style-name="Source_20_Text"/></text:p>
      <text:p text:style-name="P5"><text:span text:style-name="Source_20_Text">A Rust-based command-line tool for merging or processing two input files and saving the output</text:span></text:p>
      <text:p text:style-name="P4"><text:span text:style-name="Source_20_Text"/></text:p>
      <text:p text:style-name="P4"><text:a xlink:type="simple" xlink:href="https://github.com/Vagrantin/stripehtmltags" text:style-name="Internet_20_link" text:visited-style-name="Visited_20_Internet_20_Link"><text:span text:style-name="Source_20_Text">https://github.com/Vagrantin/stripehtmltags</text:span></text:a></text:p>
      <text:p text:style-name="P4"><text:span text:style-name="Source_20_Text"/></text:p>
      <text:p text:style-name="P4"><text:span text:style-name="Source_20_Text">A Rust-based command-line utility that strips HTML tags from files, outputting only the clean text content with one item per line.</text:span></text:p>
      <text:p text:style-name="P4"><text:span text:style-name="Source_20_Text"/></text:p>
      <text:p text:style-name="P7"><text:a xlink:type="simple" xlink:href="https://github.com/Vagrantin/recursefilecreator" text:style-name="Internet_20_link" text:visited-style-name="Visited_20_Internet_20_Link"><text:span text:style-name="Source_20_Text"><text:span text:style-name="T1">https://github.com/Vagrantin/recursefilecreator</text:span></text:span></text:a></text:p>
      <text:p text:style-name="P7"><text:span text:style-name="Source_20_Text"><text:span text:style-name="T1"><text:line-break/></text:span></text:span><text:span text:style-name="Source_20_Text">A Rust tool that recursively creates files in all directories within a given path.</text:span></text:p>
      <text:p text:style-name="P4"><text:soft-page-break/><text:span text:style-name="Source_20_Text"/></text:p>
      <text:p text:style-name="P4"><text:a xlink:type="simple" xlink:href="https://github.com/Vagrantin/buildstatus" text:style-name="Internet_20_link" text:visited-style-name="Visited_20_Internet_20_Link"><text:span text:style-name="Source_20_Text">https://github.com/Vagrantin/buildstatus</text:span></text:a></text:p>
      <text:p text:style-name="P4"><text:span text:style-name="Source_20_Text"/></text:p>
      <text:p text:style-name="P4"><text:span text:style-name="Source_20_Text">A Rust CLI tool that parses XML files from a directory and exports structured data to a CSV file.</text:span></text:p>
      <text:p text:style-name="P4"><text:span text:style-name="Source_20_Text"/></text:p>
      <text:h text:style-name="Heading_20_2" text:outline-level="2">Conclusion</text:h>
      <text:p text:style-name="Text_20_body">While "vibe coding" might not revolutionize software development as its proponents suggest, it can serve as a productivity multiplier for small, well-defined tasks when combined with proper review processes and a solid understanding of programming fundamentals. Just remember - the "vibe" in "vibe coding" should stand for "Verify, Inspect, Bug-hunt, and Evaluate."</text:p>
      <text:p text:style-name="P9">PS: Article re-written by claude.ai from my original though, then I fixed it to look the way I wanted.</text:p>
      <text:p text:style-name="P2"><text:span text:style-name="Source_20_Text"/></text:p>
      <text:p text:style-name="P3"><text:span text:style-name="Source_20_Text"/></text:p>
      <text:p text:style-name="P3"><text:span text:style-name="Source_20_Text"/></text:p>
      <text:p text:style-name="P3"><text:span text:style-name="Source_20_Text"/></text:p>
      <text:p text:style-name="P3"><text:span text:style-name="Source_20_Tex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4-02T16:15:20.695381666</dc:date>
    <meta:editing-duration>PT4M47S</meta:editing-duration>
    <meta:editing-cycles>2</meta:editing-cycles>
    <meta:generator>LibreOffice/7.3.7.2$Linux_X86_64 LibreOffice_project/30$Build-2</meta:generator>
    <meta:document-statistic meta:table-count="0" meta:image-count="0" meta:object-count="0" meta:page-count="3" meta:paragraph-count="56" meta:word-count="584" meta:character-count="4092" meta:non-whitespace-character-count="3387"/>
  </office:meta>
</office:document-meta>
</file>